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ed4e0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 style:writing-mode="lr-tb"/>
    </style:style>
    <style:style style:name="P3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1ed4e0"/>
    </style:style>
    <style:style style:name="P4" style:family="paragraph" style:parent-style-name="Standard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officeooo:rsid="001f9243" officeooo:paragraph-rsid="001f9243"/>
    </style:style>
    <style:style style:name="P5" style:family="paragraph" style:parent-style-name="Standard" style:master-page-name="">
      <loext:graphic-properties draw:fill="none"/>
      <style:paragraph-properties fo:margin-left="2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1f9243" officeooo:paragraph-rsid="001f9243"/>
    </style:style>
    <style:style style:name="P6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officeooo:rsid="001ed4e0" officeooo:paragraph-rsid="001ed4e0"/>
    </style:style>
    <style:style style:name="P8" style:family="paragraph" style:parent-style-name="Heading_20_1">
      <style:text-properties officeooo:rsid="001ed4e0" officeooo:paragraph-rsid="001ed4e0"/>
    </style:style>
    <style:style style:name="P9" style:family="paragraph" style:parent-style-name="Heading_20_1" style:list-style-name="">
      <style:paragraph-properties fo:margin-left="0cm" fo:margin-right="0cm" fo:text-indent="0cm" style:auto-text-indent="false"/>
    </style:style>
    <style:style style:name="P10" style:family="paragraph" style:parent-style-name="Heading_20_1">
      <style:paragraph-properties fo:break-before="page"/>
      <style:text-properties officeooo:paragraph-rsid="001ed4e0"/>
    </style:style>
    <style:style style:name="P11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2" style:family="paragraph" style:parent-style-name="Autorius">
      <style:text-properties officeooo:paragraph-rsid="001ed4e0"/>
    </style:style>
    <style:style style:name="P13" style:family="paragraph" style:parent-style-name="Viršelio_20_užrašai">
      <style:paragraph-properties fo:margin-left="0cm" fo:margin-right="0cm" fo:text-indent="0cm" style:auto-text-indent="false"/>
    </style:style>
    <style:style style:name="P14" style:family="paragraph" style:parent-style-name="Viršelio_20_užrašai" style:master-page-name="Converted1">
      <style:paragraph-properties fo:margin-left="0cm" fo:margin-right="0cm" fo:text-indent="0cm" style:auto-text-indent="false" style:page-number="auto"/>
    </style:style>
    <style:style style:name="P15" style:family="paragraph" style:parent-style-name="Viršelio_20_užrašai" style:master-page-name="First_20_Page">
      <style:paragraph-properties style:page-number="auto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18" style:family="paragraph" style:parent-style-name="Preformatted_20_Text" style:master-page-name="">
      <loext:graphic-properties draw:fill="none"/>
      <style:paragraph-properties fo:margin-left="2.101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DejaVu Sans Mono" fo:font-size="9pt" officeooo:paragraph-rsid="001ed4e0"/>
    </style:style>
    <style:style style:name="P19" style:family="paragraph" style:parent-style-name="Preformatted_20_Text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officeooo:rsid="001f9243" officeooo:paragraph-rsid="001f9243"/>
    </style:style>
    <style:style style:name="T1" style:family="text">
      <style:text-properties officeooo:rsid="001ed4e0"/>
    </style:style>
    <style:style style:name="T2" style:family="text">
      <style:text-properties officeooo:rsid="001f9243"/>
    </style:style>
    <style:style style:name="T3" style:family="text">
      <style:text-properties style:font-name="DejaVu Sans Mono" fo:font-size="9pt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/>
    </style:style>
    <style:style style:name="T7" style:family="text">
      <style:text-properties fo:color="#000080" style:font-name="DejaVu Sans Mono" fo:font-size="9pt" fo:font-weight="bold"/>
    </style:style>
    <style:style style:name="T8" style:family="text">
      <style:text-properties fo:color="#b200b2" style:font-name="DejaVu Sans Mono" fo:font-size="9pt"/>
    </style:style>
    <style:style style:name="T9" style:family="text">
      <style:text-properties fo:color="#94558d" style:font-name="DejaVu Sans Mono" fo:font-size="9pt"/>
    </style:style>
    <style:style style:name="T10" style:family="text">
      <style:text-properties fo:color="#008080"/>
    </style:style>
    <style:style style:name="T11" style:family="text">
      <style:text-properties fo:color="#008080" style:font-name="DejaVu Sans Mono" fo:font-size="9pt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color="#000000"/>
    </style:style>
    <style:style style:name="T14" style:family="text">
      <style:text-properties fo:color="#000000" style:font-name="DejaVu Sans Mono" fo:font-size="9pt"/>
    </style:style>
    <style:style style:name="T15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KAUNO TECHNOLOGIJOS UNIVERSITETAS</text:p>
      <text:p text:style-name="Viršelio_20_užrašai"><text:bookmark-start text:name="fakultetas"/><text:span text:style-name="T1">I</text:span><text:bookmark-end text:name="fakultetas"/><text:span text:style-name="T1">NFORMATIKOS</text:span> FAKULTETAS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taskaitos_20_pavadinimas">Programavimo kalbų teorija (P175B124)</text:p>
      <text:p text:style-name="Ataskaita">Laboratorinių darbų ataskaita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utorius">Atliko: </text:p>
      <text:p text:style-name="Autorius"><text:tab/><text:bookmark-start text:name="Grupe1"/><text:span text:style-name="T1">I</text:span><text:bookmark-end text:name="Grupe1"/><text:span text:style-name="T1">FF-7/2 </text:span>gr. studentas</text:p>
      <text:p text:style-name="P12"><text:tab/><text:span text:style-name="T1">Justas Milišiūnas</text:span><text:bookmark-start text:name="Pavarde1"/><field:fieldmark-start text:name="Pavarde" field:type="vnd.oasis.opendocument.field.FORMTEXT"/><field:fieldmark-end/><text:bookmark-end text:name="Pavarde1"/></text:p>
      <text:p text:style-name="P12"><text:tab/><text:span text:style-name="T1">2020-02-19</text:span></text:p>
      <text:p text:style-name="Autorius">Priėmė:</text:p>
      <text:p text:style-name="Autorius"><text:tab/><text:span text:style-name="T1">Doc. </text:span>Aštrys Kirvaitis<text:bookmark-start text:name="Destytojas1"/><field:fieldmark-start text:name="Destytojas" field:type="vnd.oasis.opendocument.field.FORMTEXT"/><field:fieldmark-end/><text:bookmark-end text:name="Destytojas1"/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P13">KAUNAS 20<text:span text:style-name="T1">20</text:span></text:p>
      <text:p text:style-name="P14">TURINYS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91_1371869431" text:style-name="Index_20_Link" text:visited-style-name="Index_20_Link">1. Python (L1)<text:tab/>3</text:a></text:p>
          <text:p text:style-name="P6"><text:a xlink:type="simple" xlink:href="#__RefHeading___Toc193_1371869431" text:style-name="Index_20_Link" text:visited-style-name="Index_20_Link">1.1. Darbo užduotis<text:tab/>3</text:a></text:p>
          <text:p text:style-name="P6"><text:a xlink:type="simple" xlink:href="#__RefHeading___Toc195_1371869431" text:style-name="Index_20_Link" text:visited-style-name="Index_20_Link">1.2. Programos tekstas<text:tab/>3</text:a></text:p>
          <text:p text:style-name="P6"><text:a xlink:type="simple" xlink:href="#__RefHeading___Toc197_1371869431" text:style-name="Index_20_Link" text:visited-style-name="Index_20_Link">1.3. Pradiniai duomenys ir rezultatas<text:tab/>3</text:a></text:p>
          <text:p text:style-name="P11"><text:a xlink:type="simple" xlink:href="#__RefHeading___Toc199_1371869431" text:style-name="Index_20_Link" text:visited-style-name="Index_20_Link">2. Scala (L2)<text:tab/>3</text:a></text:p>
          <text:p text:style-name="P11"><text:a xlink:type="simple" xlink:href="#__RefHeading___Toc201_1371869431" text:style-name="Index_20_Link" text:visited-style-name="Index_20_Link">3. Haskell (L3)<text:tab/>3</text:a></text:p>
          <text:p text:style-name="P11"><text:a xlink:type="simple" xlink:href="#__RefHeading___Toc203_1371869431" text:style-name="Index_20_Link" text:visited-style-name="Index_20_Link">4. Prolog (L4)<text:tab/>3</text:a></text:p>
        </text:index-body>
      </text:table-of-content>
      <text:h text:style-name="P9" text:outline-level="1"/>
      <text:h text:style-name="P10" text:outline-level="1"><text:bookmark-start text:name="__RefHeading___Toc191_1371869431"/><text:span text:style-name="T1">Python (L1)</text:span><text:bookmark-end text:name="__RefHeading___Toc191_1371869431"/></text:h>
      <text:h text:style-name="P7" text:outline-level="2"><text:bookmark-start text:name="__RefHeading___Toc193_1371869431"/>Darbo užduotis<text:bookmark-end text:name="__RefHeading___Toc193_1371869431"/></text:h>
      <text:p text:style-name="P3"><text:span text:style-name="T2">Dažna rašymo problema yra paspausti klaviatūros raidę per vieną į dešinę. Pvz. vietoje ,,Q“ paspaudžiama ,,W“, ,,J“ parašomą kaip ,,K“. Užduotis yra gauto teksto raides perstumti per viena poziciją į kairę pagal QWERTY klaviatūros išdėstymą.</text:span></text:p>
      <text:h text:style-name="P7" text:outline-level="2"><text:bookmark-start text:name="__RefHeading___Toc195_1371869431"/>Programos tekstas<text:bookmark-end text:name="__RefHeading___Toc195_1371869431"/></text:h>
      <text:p text:style-name="P18"><text:span text:style-name="T5">class </text:span>Converter:</text:p>
      <text:p text:style-name="P16"><text:s text:c="4"/><text:tab/><text:span text:style-name="T7">def </text:span><text:span text:style-name="T8">__init__</text:span><text:span text:style-name="T3">(</text:span><text:span text:style-name="T9">self</text:span><text:span text:style-name="T3">, _rows):</text:span></text:p>
      <text:p text:style-name="P16"><text:s text:c="8"/><text:span text:style-name="T9">self</text:span><text:span text:style-name="T3">.rows = _rows</text:span></text:p>
      <text:p text:style-name="P16"><text:s text:c="4"/><text:tab/><text:span text:style-name="T7">def </text:span><text:span text:style-name="T3">convert(</text:span><text:span text:style-name="T9">self</text:span><text:span text:style-name="T3">, _input):</text:span></text:p>
      <text:p text:style-name="P16"><text:s text:c="8"/><text:span text:style-name="T3">output = </text:span><text:span text:style-name="T11">""</text:span></text:p>
      <text:p text:style-name="P16"><text:span text:style-name="T10"><text:s text:c="8"/></text:span><text:span text:style-name="T7">for </text:span><text:span text:style-name="T3">letter </text:span><text:span text:style-name="T7">in </text:span><text:span text:style-name="T3">_input:</text:span></text:p>
      <text:p text:style-name="P16"><text:s text:c="12"/><text:span text:style-name="T7">if </text:span><text:span text:style-name="T3">letter == </text:span><text:span text:style-name="T11">' '</text:span><text:span text:style-name="T3">:</text:span></text:p>
      <text:p text:style-name="P16"><text:s text:c="16"/><text:span text:style-name="T3">output += letter</text:span></text:p>
      <text:p text:style-name="P16"><text:s text:c="16"/><text:span text:style-name="T7">continue</text:span></text:p>
      <text:p text:style-name="P16"><text:span text:style-name="T4"><text:s text:c="12"/></text:span><text:span text:style-name="T3">index = </text:span><text:span text:style-name="T9">self</text:span><text:span text:style-name="T3">.find_index(letter)</text:span></text:p>
      <text:p text:style-name="P16"><text:s text:c="12"/><text:span text:style-name="T3">output += </text:span><text:span text:style-name="T9">self</text:span><text:span text:style-name="T3">.rows[index[</text:span><text:span text:style-name="T12">0</text:span><text:span text:style-name="T3">]][index[</text:span><text:span text:style-name="T12">1</text:span><text:span text:style-name="T3">] - </text:span><text:span text:style-name="T12">1</text:span><text:span text:style-name="T3">]</text:span></text:p>
      <text:p text:style-name="P16"><text:s text:c="8"/><text:span text:style-name="T7">return </text:span><text:span text:style-name="T3">output</text:span></text:p>
      <text:p text:style-name="P16"><text:span text:style-name="T3"/></text:p>
      <text:p text:style-name="P16"><text:s text:c="4"/><text:tab/><text:span text:style-name="T7">def </text:span><text:span text:style-name="T3">find_index(</text:span><text:span text:style-name="T9">self</text:span><text:span text:style-name="T3">, letter):</text:span></text:p>
      <text:p text:style-name="P16"><text:s text:c="8"/><text:span text:style-name="T7">for </text:span><text:span text:style-name="T3">i, rows </text:span><text:span text:style-name="T7">in </text:span><text:span text:style-name="T6">enumerate</text:span><text:span text:style-name="T3">(</text:span><text:span text:style-name="T9">self</text:span><text:span text:style-name="T3">.rows):</text:span></text:p>
      <text:p text:style-name="P16"><text:s text:c="12"/><text:span text:style-name="T7">for </text:span><text:span text:style-name="T3">j, item </text:span><text:span text:style-name="T7">in </text:span><text:span text:style-name="T6">enumerate</text:span><text:span text:style-name="T3">(rows):</text:span></text:p>
      <text:p text:style-name="P16"><text:s text:c="16"/><text:span text:style-name="T7">if </text:span><text:span text:style-name="T3">item == letter:</text:span></text:p>
      <text:p text:style-name="P17"><text:span text:style-name="T13"><text:s text:c="20"/></text:span><text:span text:style-name="T7">return </text:span><text:span text:style-name="T14">[i, j]</text:span></text:p>
      <text:h text:style-name="P7" text:outline-level="2"><text:bookmark-start text:name="__RefHeading___Toc197_1371869431"/>Pradiniai duomenys ir rezultatas<text:bookmark-end text:name="__RefHeading___Toc197_1371869431"/></text:h>
      <text:p text:style-name="P5">Pradiniai duomenys:</text:p>
      <text:p text:style-name="P19"><text:span text:style-name="T14">input = </text:span><text:span text:style-name="T11">"O S, GOMR YPFSU/"</text:span></text:p>
      <text:p text:style-name="P19"><text:span text:style-name="T11"/></text:p>
      <text:p text:style-name="P5">Rezultatas:</text:p>
      <text:p text:style-name="P4">Input text: O S, GOMR YPFSU/</text:p>
      <text:p text:style-name="P4">Output text: I AM FINE TODAY.</text:p>
      <text:h text:style-name="P8" text:outline-level="1"><text:bookmark-start text:name="__RefHeading___Toc199_1371869431"/>Scala (L2)<text:bookmark-end text:name="__RefHeading___Toc199_1371869431"/></text:h>
      <text:h text:style-name="P8" text:outline-level="1"><text:bookmark-start text:name="__RefHeading___Toc201_1371869431"/>Haskell (L3)<text:bookmark-end text:name="__RefHeading___Toc201_1371869431"/></text:h>
      <text:h text:style-name="P8" text:outline-level="1"><text:bookmark-start text:name="__RefHeading___Toc203_1371869431"/>Prolog (L4)<text:bookmark-end text:name="__RefHeading___Toc203_1371869431"/></text:h>
      <text:p text:style-name="P1"><text:tab/>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251cm" fo:margin-right="0cm" fo:margin-top="0.423cm" fo:margin-bottom="0.106cm" loext:contextual-spacing="false" fo:text-indent="-0.75cm" style:auto-text-indent="false" style:shadow="none" fo:keep-with-next="always">
        <style:tab-stops/>
      </style:paragraph-properties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start" style:justify-single-word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212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7.253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cm"/>
          <style:tab-stop style:position="17.002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cm" fo:margin-right="0cm" fo:margin-top="0.106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1.27cm" style:auto-text-indent="false">
        <style:tab-stops>
          <style:tab-stop style:position="3.175cm"/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1.27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1.27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1.27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1.27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1.27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1.27cm" style:auto-text-indent="false"/>
    </style:style>
    <style:style style:name="Autorius" style:family="paragraph" style:parent-style-name="Standard" style:default-outline-level="">
      <style:paragraph-properties fo:margin-left="9.502cm" fo:margin-right="0cm" fo:margin-top="0.212cm" fo:margin-bottom="0cm" loext:contextual-spacing="false" fo:text-indent="0cm" style:auto-text-indent="false">
        <style:tab-stops>
          <style:tab-stop style:position="10.753cm"/>
        </style:tab-stops>
      </style:paragraph-properties>
      <style:text-properties fo:font-size="12pt" style:font-size-asian="12pt"/>
    </style:style>
    <style:style style:name="Viršelio_20_užrašai" style:display-name="Viršelio užrašai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Ataskaita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Ataskaitos_20_pavadinimas" style:display-name="Ataskaitos pavadinimas" style:family="paragraph" style:parent-style-name="Viršelio_20_užrašai" style:default-outline-level="">
      <style:text-properties fo:font-size="16pt" style:font-size-asian="16pt"/>
    </style:style>
    <style:style style:name="Programos_20_tekstas" style:display-name="Programos tekstas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Lentelės_20_antraštė" style:display-name="Lentelės antraštė" style:family="paragraph" style:default-outline-level="">
      <style:paragraph-properties fo:text-align="center" style:justify-single-word="false" fo:orphans="2" fo:widows="2" style:writing-mode="lr-tb"/>
      <style:text-properties fo:font-size="11pt" fo:font-weight="bold" style:font-size-asian="11pt" style:font-weight-asian="bold"/>
    </style:style>
    <style:style style:name="Lentelės_20_celės" style:display-name="Lentelės celės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lt" fo:country="LT" fo:font-style="italic" fo:font-weight="bold" style:font-size-asian="12pt" style:language-asian="en" style:country-asian="US" style:font-style-asian="italic" style:font-weight-asian="bold" style:font-size-complex="14pt" style:language-complex="ar" style:country-complex="SA" style:font-style-complex="italic" style:font-weight-complex="bold"/>
    </style:style>
    <style:style style:name="Footer_20_Char" style:display-name="Footer Char" style:family="text">
      <style:text-properties fo:font-size="11pt" fo:language="lt" fo:country="LT" style:font-size-asian="11pt" style:language-asian="en" style:country-asian="US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25cm" fo:margin-left="2.25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0.73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161cm" fo:margin-left="-1.1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75cm" fo:margin-left="3.75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216cm" fo:text-indent="-0.318cm" fo:margin-left="7.216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001cm" fo:text-indent="-1.499cm" fo:margin-left="6.001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50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text:s text:c="2"/></text:p>
      </style:header>
    </style:master-page>
    <style:master-page style:name="Converted1" style:page-layout-name="Mpm3" style:next-style-name="Converted2">
      <style:header>
        <text:p text:style-name="Header"><text:s text:c="2"/></text:p>
      </style:header>
      <style:footer>
        <text:p text:style-name="Footer"><text:tab/><text:tab/><text:span text:style-name="page_20_number"><text:page-number text:select-page="current">2</text:page-number></text:span></text:p>
      </style:footer>
    </style:master-page>
    <style:master-page style:name="Converted2" style:page-layout-name="Mpm3">
      <style:header>
        <text:p text:style-name="Header"/>
      </style:header>
      <style:footer>
        <text:p text:style-name="Footer"><text:tab/><text:tab/><text:span text:style-name="page_20_number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AUNO TECHNOLOGIJOS UNIVERSITETAS</dc:title>
    <meta:initial-creator>Tomas</meta:initial-creator>
    <meta:editing-cycles>11</meta:editing-cycles>
    <meta:creation-date>2014-04-04T06:05:00</meta:creation-date>
    <dc:date>2020-02-19T09:30:02.367349373</dc:date>
    <meta:editing-duration>PT17M23S</meta:editing-duration>
    <meta:generator>LibreOffice/6.0.7.3$Linux_X86_64 LibreOffice_project/00m0$Build-3</meta:generator>
    <meta:document-statistic meta:table-count="0" meta:image-count="0" meta:object-count="0" meta:page-count="3" meta:paragraph-count="56" meta:word-count="199" meta:character-count="1420" meta:non-whitespace-character-count="1095"/>
    <meta:user-defined meta:name="AppVersion">14.0000</meta:user-defined>
    <meta:user-defined meta:name="Company">KTU-Temp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02_Ataskaitos_sablonas.dotx" xlink:href=""/>
  </office:meta>
</office:document-meta>
</file>